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7-31_14-00-12_000.jpg</text:p>
          </table:table-cell>
          <table:table-cell table:style-name="ce23" office:value-type="string">
            <text:p>-*</text:p>
          </table:table-cell>
          <table:table-cell table:style-name="ce2"/>
          <table:table-cell table:style-name="ce2"/>
          <table:table-cell table:style-name="ce2" office:value-type="string">
            <text:p>N-35-35-28.504943 E-139-34-48.995361</text:p>
          </table:table-cell>
          <table:table-cell table:style-name="ce33" table:formula="of:=IF([.E2]=&quot;&quot;;[.C2];CONCATENATE([.C2];&quot; / &quot;;[.E2]))" office:value-type="string" office:string-value="-*">
            <text:p>-*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7-31_14-04-07_000.jpg</text:p>
          </table:table-cell>
          <table:table-cell table:style-name="ce23" office:value-type="string">
            <text:p>:m 1*1 other / コレポン / to.蛇口さん　ペガスス / 時間連絡（電車）；様子伺い</text:p>
          </table:table-cell>
          <table:table-cell table:style-name="ce2"/>
          <table:table-cell table:style-name="ce2"/>
          <table:table-cell table:style-name="ce2" office:value-type="string">
            <text:p>N-35-35-28.532409 E-139-34-49.160156</text:p>
          </table:table-cell>
          <table:table-cell table:style-name="ce33" table:formula="of:=IF([.E3]=&quot;&quot;;[.C3];CONCATENATE([.C3];&quot; / &quot;;[.E3]))" office:value-type="string" office:string-value=":m 1*1 other / コレポン / to.蛇口さん　ペガスス / 時間連絡（電車）；様子伺い">
            <text:p>:m 1*1 other / コレポン / to.蛇口さん　ペガスス / 時間連絡（電車）；様子伺い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7-31_17-11-09_000.jpg</text:p>
          </table:table-cell>
          <table:table-cell table:style-name="ce23" office:value-type="string">
            <text:p>:m 東和 PHOTO / 200729w / 日吉駅 / 箕輪町計画I敷地 / １名 / 経塚工業（三井住友建設） / 日誌</text:p>
          </table:table-cell>
          <table:table-cell table:style-name="ce32"/>
          <table:table-cell table:style-name="ce2"/>
          <table:table-cell table:style-name="ce2" office:value-type="string">
            <text:p>N-35-35-28.49121 E-139-34-49.160156</text:p>
          </table:table-cell>
          <table:table-cell table:style-name="ce33" table:formula="of:=IF([.E4]=&quot;&quot;;[.C4];CONCATENATE([.C4];&quot; / &quot;;[.E4]))" office:value-type="string" office:string-value=":m 東和 PHOTO / 200729w / 日吉駅 / 箕輪町計画I敷地 / １名 / 経塚工業（三井住友建設） / 日誌">
            <text:p>:m 東和 PHOTO / 200729w / 日吉駅 / 箕輪町計画I敷地 / １名 / 経塚工業（三井住友建設） / 日誌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31_18-42-01_000.jpg</text:p>
          </table:table-cell>
          <table:table-cell table:style-name="ce23" office:value-type="string">
            <text:p>:m anim / dessin / ジャングル：フィリピン；カラス：頭部</text:p>
          </table:table-cell>
          <table:table-cell table:style-name="ce15"/>
          <table:table-cell table:style-name="ce2"/>
          <table:table-cell table:style-name="ce2" office:value-type="string">
            <text:p>N-35-35-28.532409 E-139-34-48.940429</text:p>
          </table:table-cell>
          <table:table-cell table:style-name="ce33" table:formula="of:=IF([.E5]=&quot;&quot;;[.C5];CONCATENATE([.C5];&quot; / &quot;;[.E5]))" office:value-type="string" office:string-value=":m anim / dessin / ジャングル：フィリピン；カラス：頭部">
            <text:p>:m anim / dessin / ジャングル：フィリピン；カラス：頭部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31_21-02-27_000.jpg</text:p>
          </table:table-cell>
          <table:table-cell table:style-name="ce23" office:value-type="string">
            <text:p>:m 食べた物</text:p>
          </table:table-cell>
          <table:table-cell table:style-name="ce16"/>
          <table:table-cell table:style-name="ce2"/>
          <table:table-cell table:style-name="ce2" office:value-type="string">
            <text:p>N-35-35-28.436279 E-139-34-49.270019</text:p>
          </table:table-cell>
          <table:table-cell table:style-name="ce33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31_22-28-12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2"/>
          <table:table-cell table:style-name="ce2" office:value-type="string">
            <text:p>N-35-35-28.601074 E-139-34-49.489746</text:p>
          </table:table-cell>
          <table:table-cell table:style-name="ce33" table:formula="of:=IF([.E7]=&quot;&quot;;[.C7];CONCATENATE([.C7];&quot; / &quot;;[.E7]))" office:value-type="string" office:string-value=":m :PHOTO 寝た時刻 / 2020">
            <text:p>:m :PHOTO 寝た時刻 / 2020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8-01_04-07-27_000.jpg</text:p>
          </table:table-cell>
          <table:table-cell table:style-name="ce17" office:value-type="string">
            <text:p>:m :PHOTO 起きた時刻 / 2020</text:p>
          </table:table-cell>
          <table:table-cell table:style-name="ce15"/>
          <table:table-cell table:style-name="ce2"/>
          <table:table-cell table:style-name="ce2" office:value-type="string">
            <text:p>N-35-35-28.587341 E-139-34-49.544677</text:p>
          </table:table-cell>
          <table:table-cell table:style-name="ce33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8-01_05-40-10_000.jpg</text:p>
          </table:table-cell>
          <table:table-cell table:style-name="ce17" office:value-type="string">
            <text:p>:m :PHOTO 出発時間 / ペガスス / N-35-35-28.49121 E-139-34-49.654541</text:p>
          </table:table-cell>
          <table:table-cell table:style-name="ce16"/>
          <table:table-cell table:style-name="ce2" table:formula="of:=[.F9]" office:value-type="string" office:string-value="N-35-35-28.49121 E-139-34-49.654541">
            <text:p>N-35-35-28.49121 E-139-34-49.654541</text:p>
          </table:table-cell>
          <table:table-cell table:style-name="ce2" office:value-type="string">
            <text:p>N-35-35-28.49121 E-139-34-49.654541</text:p>
          </table:table-cell>
          <table:table-cell table:style-name="ce33" table:formula="of:=IF([.E9]=&quot;&quot;;[.C9];CONCATENATE([.C9];&quot; / &quot;;[.E9]))" office:value-type="string" office:string-value=":m :PHOTO 出発時間 / ペガスス / N-35-35-28.49121 E-139-34-49.654541 / N-35-35-28.49121 E-139-34-49.654541">
            <text:p>:m :PHOTO 出発時間 / ペガスス / N-35-35-28.49121 E-139-34-49.654541 / N-35-35-28.49121 E-139-34-49.654541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8-02_11-42-06_000.jpg</text:p>
          </table:table-cell>
          <table:table-cell table:style-name="ce23" office:value-type="string">
            <text:p>:PHOTO 記録しておきたいもの / @ペガスス；川への降り口 / 川の流れの様子 / N-35-23-45.0 E-139-4-57.0</text:p>
          </table:table-cell>
          <table:table-cell table:style-name="ce16"/>
          <table:table-cell table:style-name="ce2" table:formula="of:=[.F10]" office:value-type="string" office:string-value="N-35-23-45.0 E-139-4-57.0">
            <text:p>N-35-23-45.0 E-139-4-57.0</text:p>
          </table:table-cell>
          <table:table-cell table:style-name="ce2" office:value-type="string">
            <text:p>N-35-23-45.0 E-139-4-57.0</text:p>
          </table:table-cell>
          <table:table-cell table:style-name="ce33" table:formula="of:=IF([.E10]=&quot;&quot;;[.C10];CONCATENATE([.C10];&quot; / &quot;;[.E10]))" office:value-type="string" office:string-value=":PHOTO 記録しておきたいもの / @ペガスス；川への降り口 / 川の流れの様子 / N-35-23-45.0 E-139-4-57.0 / N-35-23-45.0 E-139-4-57.0">
            <text:p>:PHOTO 記録しておきたいもの / @ペガスス；川への降り口 / 川の流れの様子 / N-35-23-45.0 E-139-4-57.0 / N-35-23-45.0 E-139-4-57.0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8-02_11-42-10_000.jpg</text:p>
          </table:table-cell>
          <table:table-cell table:style-name="ce23" office:value-type="string">
            <text:p>:PHOTO 記録しておきたいもの / @ペガスス；川への降り口 / 川の流れの様子 / N-35-23-45.0 E-139-4-57.0</text:p>
          </table:table-cell>
          <table:table-cell table:style-name="ce17"/>
          <table:table-cell table:style-name="ce2" table:formula="of:=[.F11]" office:value-type="string" office:string-value="N-35-23-45.0 E-139-4-57.0">
            <text:p>N-35-23-45.0 E-139-4-57.0</text:p>
          </table:table-cell>
          <table:table-cell table:style-name="ce2" office:value-type="string">
            <text:p>N-35-23-45.0 E-139-4-57.0</text:p>
          </table:table-cell>
          <table:table-cell table:style-name="ce33" table:formula="of:=IF([.E11]=&quot;&quot;;[.C11];CONCATENATE([.C11];&quot; / &quot;;[.E11]))" office:value-type="string" office:string-value=":PHOTO 記録しておきたいもの / @ペガスス；川への降り口 / 川の流れの様子 / N-35-23-45.0 E-139-4-57.0 / N-35-23-45.0 E-139-4-57.0">
            <text:p>:PHOTO 記録しておきたいもの / @ペガスス；川への降り口 / 川の流れの様子 / N-35-23-45.0 E-139-4-57.0 / N-35-23-45.0 E-139-4-57.0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8-02_11-42-13_000.jpg</text:p>
          </table:table-cell>
          <table:table-cell table:style-name="ce23" office:value-type="string">
            <text:p>:PHOTO 記録しておきたいもの / @ペガスス；川への降り口 / 川の流れの様子 / N-35-23-45.0 E-139-4-57.0</text:p>
          </table:table-cell>
          <table:table-cell table:style-name="ce15"/>
          <table:table-cell table:style-name="ce2" table:formula="of:=[.F12]" office:value-type="string" office:string-value="N-35-23-45.0 E-139-4-57.0">
            <text:p>N-35-23-45.0 E-139-4-57.0</text:p>
          </table:table-cell>
          <table:table-cell table:style-name="ce2" office:value-type="string">
            <text:p>N-35-23-45.0 E-139-4-57.0</text:p>
          </table:table-cell>
          <table:table-cell table:style-name="ce33" table:formula="of:=IF([.E12]=&quot;&quot;;[.C12];CONCATENATE([.C12];&quot; / &quot;;[.E12]))" office:value-type="string" office:string-value=":PHOTO 記録しておきたいもの / @ペガスス；川への降り口 / 川の流れの様子 / N-35-23-45.0 E-139-4-57.0 / N-35-23-45.0 E-139-4-57.0">
            <text:p>:PHOTO 記録しておきたいもの / @ペガスス；川への降り口 / 川の流れの様子 / N-35-23-45.0 E-139-4-57.0 / N-35-23-45.0 E-139-4-57.0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8-02_11-42-17_000.jpg</text:p>
          </table:table-cell>
          <table:table-cell table:style-name="ce23" office:value-type="string">
            <text:p>:PHOTO 記録しておきたいもの / @ペガスス；川への降り口 / 川の流れの様子 / N-35-23-45.0 E-139-4-57.0</text:p>
          </table:table-cell>
          <table:table-cell table:style-name="ce16"/>
          <table:table-cell table:style-name="ce2" table:formula="of:=[.F13]" office:value-type="string" office:string-value="N-35-23-45.0 E-139-4-57.0">
            <text:p>N-35-23-45.0 E-139-4-57.0</text:p>
          </table:table-cell>
          <table:table-cell table:style-name="ce2" office:value-type="string">
            <text:p>N-35-23-45.0 E-139-4-57.0</text:p>
          </table:table-cell>
          <table:table-cell table:style-name="ce33" table:formula="of:=IF([.E13]=&quot;&quot;;[.C13];CONCATENATE([.C13];&quot; / &quot;;[.E13]))" office:value-type="string" office:string-value=":PHOTO 記録しておきたいもの / @ペガスス；川への降り口 / 川の流れの様子 / N-35-23-45.0 E-139-4-57.0 / N-35-23-45.0 E-139-4-57.0">
            <text:p>:PHOTO 記録しておきたいもの / @ペガスス；川への降り口 / 川の流れの様子 / N-35-23-45.0 E-139-4-57.0 / N-35-23-45.0 E-139-4-57.0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2020-08-02_11-51-59_000.jpg</text:p>
          </table:table-cell>
          <table:table-cell table:style-name="ce20" office:value-type="string">
            <text:p>:m RES 1*1 / free# JVEMV6 52# / 52. 自然観察 / rocks;stones / field_photos / 石；岩石 / @ペガスス；川の向こう岸；土手の上り口 / N-35-23-41.905517 E-139-5-0.091552</text:p>
          </table:table-cell>
          <table:table-cell table:style-name="ce17"/>
          <table:table-cell table:style-name="ce2" table:formula="of:=[.F14]" office:value-type="string" office:string-value="N-35-23-41.905517 E-139-5-0.091552">
            <text:p>N-35-23-41.905517 E-139-5-0.091552</text:p>
          </table:table-cell>
          <table:table-cell table:style-name="ce2" office:value-type="string">
            <text:p>N-35-23-41.905517 E-139-5-0.091552</text:p>
          </table:table-cell>
          <table:table-cell table:style-name="ce33" table:formula="of:=IF([.E14]=&quot;&quot;;[.C14];CONCATENATE([.C14];&quot; / &quot;;[.E14]))" office:value-type="string" office:string-value=":m RES 1*1 / free# JVEMV6 52# / 52. 自然観察 / rocks;stones / field_photos / 石；岩石 / @ペガスス；川の向こう岸；土手の上り口 / N-35-23-41.905517 E-139-5-0.091552 / N-35-23-41.905517 E-139-5-0.091552">
            <text:p>:m RES 1*1 / free# JVEMV6 52# / 52. 自然観察 / rocks;stones / field_photos / 石；岩石 / @ペガスス；川の向こう岸；土手の上り口 / N-35-23-41.905517 E-139-5-0.091552 / N-35-23-41.905517 E-139-5-0.091552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2" office:value-type="string">
            <text:p>2020-08-02_11-52-09_000.jpg</text:p>
          </table:table-cell>
          <table:table-cell table:style-name="ce20" office:value-type="string">
            <text:p>:m RES 1*1 / free# JVEMV6 52# / 52. 自然観察 / rocks;stones / field_photos / 石；岩石 / @ペガスス；川の向こう岸；土手の上り口 / N-35-23-41.905517 E-139-5-0.091552</text:p>
          </table:table-cell>
          <table:table-cell table:style-name="ce17"/>
          <table:table-cell table:style-name="ce2" table:formula="of:=[.F15]" office:value-type="string" office:string-value="N-35-23-41.905517 E-139-5-0.091552">
            <text:p>N-35-23-41.905517 E-139-5-0.091552</text:p>
          </table:table-cell>
          <table:table-cell table:style-name="ce2" office:value-type="string">
            <text:p>N-35-23-41.905517 E-139-5-0.091552</text:p>
          </table:table-cell>
          <table:table-cell table:style-name="ce33" table:formula="of:=IF([.E15]=&quot;&quot;;[.C15];CONCATENATE([.C15];&quot; / &quot;;[.E15]))" office:value-type="string" office:string-value=":m RES 1*1 / free# JVEMV6 52# / 52. 自然観察 / rocks;stones / field_photos / 石；岩石 / @ペガスス；川の向こう岸；土手の上り口 / N-35-23-41.905517 E-139-5-0.091552 / N-35-23-41.905517 E-139-5-0.091552">
            <text:p>:m RES 1*1 / free# JVEMV6 52# / 52. 自然観察 / rocks;stones / field_photos / 石；岩石 / @ペガスス；川の向こう岸；土手の上り口 / N-35-23-41.905517 E-139-5-0.091552 / N-35-23-41.905517 E-139-5-0.091552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2020-08-02_11-52-37_000.jpg</text:p>
          </table:table-cell>
          <table:table-cell table:style-name="ce20" office:value-type="string">
            <text:p>:m RES 1*1 / free# JVEMV6 52# / 52. 自然観察 / rocks;stones / field_photos / 石；岩石 / @ペガスス；川の向こう岸；土手の上り口 / N-35-23-41.905517 E-139-5-0.091552</text:p>
          </table:table-cell>
          <table:table-cell table:style-name="ce6"/>
          <table:table-cell table:style-name="ce2" table:formula="of:=[.F16]" office:value-type="string" office:string-value="N-35-23-41.905517 E-139-5-0.091552">
            <text:p>N-35-23-41.905517 E-139-5-0.091552</text:p>
          </table:table-cell>
          <table:table-cell table:style-name="ce2" office:value-type="string">
            <text:p>N-35-23-41.905517 E-139-5-0.091552</text:p>
          </table:table-cell>
          <table:table-cell table:style-name="ce33" table:formula="of:=IF([.E16]=&quot;&quot;;[.C16];CONCATENATE([.C16];&quot; / &quot;;[.E16]))" office:value-type="string" office:string-value=":m RES 1*1 / free# JVEMV6 52# / 52. 自然観察 / rocks;stones / field_photos / 石；岩石 / @ペガスス；川の向こう岸；土手の上り口 / N-35-23-41.905517 E-139-5-0.091552 / N-35-23-41.905517 E-139-5-0.091552">
            <text:p>:m RES 1*1 / free# JVEMV6 52# / 52. 自然観察 / rocks;stones / field_photos / 石；岩石 / @ペガスス；川の向こう岸；土手の上り口 / N-35-23-41.905517 E-139-5-0.091552 / N-35-23-41.905517 E-139-5-0.091552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2020-08-02_11-53-18_000.jpg</text:p>
          </table:table-cell>
          <table:table-cell table:style-name="ce20" office:value-type="string">
            <text:p>:m RES 1*1 / free# JVEMV6 52# / 52. 自然観察 / rocks;stones / field_photos / 石；岩石 / @ペガスス；川の向こう岸；土手の上り口 / N-35-23-44.597167 E-139-4-59.542236</text:p>
          </table:table-cell>
          <table:table-cell table:style-name="ce20"/>
          <table:table-cell table:style-name="ce2" table:formula="of:=[.F17]" office:value-type="string" office:string-value="N-35-23-44.597167 E-139-4-59.542236">
            <text:p>N-35-23-44.597167 E-139-4-59.542236</text:p>
          </table:table-cell>
          <table:table-cell table:style-name="ce2" office:value-type="string">
            <text:p>N-35-23-44.597167 E-139-4-59.542236</text:p>
          </table:table-cell>
          <table:table-cell table:style-name="ce33" table:formula="of:=IF([.E17]=&quot;&quot;;[.C17];CONCATENATE([.C17];&quot; / &quot;;[.E17]))" office:value-type="string" office:string-value=":m RES 1*1 / free# JVEMV6 52# / 52. 自然観察 / rocks;stones / field_photos / 石；岩石 / @ペガスス；川の向こう岸；土手の上り口 / N-35-23-44.597167 E-139-4-59.542236 / N-35-23-44.597167 E-139-4-59.542236">
            <text:p>:m RES 1*1 / free# JVEMV6 52# / 52. 自然観察 / rocks;stones / field_photos / 石；岩石 / @ペガスス；川の向こう岸；土手の上り口 / N-35-23-44.597167 E-139-4-59.542236 / N-35-23-44.597167 E-139-4-59.542236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2020-08-02_20-34-56_000.jpg</text:p>
          </table:table-cell>
          <table:table-cell table:style-name="ce6" office:value-type="string">
            <text:p>:m 食べた物</text:p>
          </table:table-cell>
          <table:table-cell table:style-name="ce20"/>
          <table:table-cell table:style-name="ce2"/>
          <table:table-cell table:style-name="ce2" office:value-type="string">
            <text:p>N-35-35-28.587341 E-139-34-49.489746</text:p>
          </table:table-cell>
          <table:table-cell table:style-name="ce33" table:formula="of:=IF([.E18]=&quot;&quot;;[.C18];CONCATENATE([.C18];&quot; / &quot;;[.E18]))" office:value-type="string" office:string-value=":m 食べた物">
            <text:p>:m 食べた物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2" office:value-type="string">
            <text:p>2020-08-03_03-52-26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2"/>
          <table:table-cell table:style-name="ce2" office:value-type="string">
            <text:p>N-35-35-28.587341 E-139-34-49.489746</text:p>
          </table:table-cell>
          <table:table-cell table:style-name="ce33" table:formula="of:=IF([.E19]=&quot;&quot;;[.C19];CONCATENATE([.C19];&quot; / &quot;;[.E19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2020-08-03_03-52-34_000.jpg</text:p>
          </table:table-cell>
          <table:table-cell table:style-name="ce16" office:value-type="string">
            <text:p>:m :PHOTO 寝た時刻 / 2020</text:p>
          </table:table-cell>
          <table:table-cell table:style-name="ce15"/>
          <table:table-cell table:style-name="ce2"/>
          <table:table-cell table:style-name="ce2" office:value-type="string">
            <text:p>N-35-35-28.587341 E-139-34-49.489746</text:p>
          </table:table-cell>
          <table:table-cell table:style-name="ce33" table:formula="of:=IF([.E20]=&quot;&quot;;[.C20];CONCATENATE([.C20];&quot; / &quot;;[.E20]))" office:value-type="string" office:string-value=":m :PHOTO 寝た時刻 / 2020">
            <text:p>:m :PHOTO 寝た時刻 / 202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2020-08-03_10-05-03_000.jpg</text:p>
          </table:table-cell>
          <table:table-cell table:style-name="ce20" office:value-type="string">
            <text:p>:PHOTO 記録用 / @自宅；東側；洗面所から見える；東の犬走り / 自然観察 / 花</text:p>
          </table:table-cell>
          <table:table-cell table:style-name="ce16"/>
          <table:table-cell table:style-name="ce2"/>
          <table:table-cell table:style-name="ce2" office:value-type="string">
            <text:p>N-35-35-28.614807 E-139-34-49.544677</text:p>
          </table:table-cell>
          <table:table-cell table:style-name="ce33" table:formula="of:=IF([.E21]=&quot;&quot;;[.C21];CONCATENATE([.C21];&quot; / &quot;;[.E21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2020-08-03_10-31-07_000.jpg</text:p>
          </table:table-cell>
          <table:table-cell table:style-name="ce17" office:value-type="string">
            <text:p>:tome/ (J*) / 年齢と共に；この肉体；どうなっていくか；意を向ける方向</text:p>
          </table:table-cell>
          <table:table-cell table:style-name="ce17"/>
          <table:table-cell table:style-name="ce2"/>
          <table:table-cell table:style-name="ce2" office:value-type="string">
            <text:p>N-35-35-28.518676 E-139-34-48.940429</text:p>
          </table:table-cell>
          <table:table-cell table:style-name="ce33" table:formula="of:=IF([.E22]=&quot;&quot;;[.C22];CONCATENATE([.C22];&quot; / &quot;;[.E22]))" office:value-type="string" office:string-value=":tome/ (J*) / 年齢と共に；この肉体；どうなっていくか；意を向ける方向">
            <text:p>:tome/ (J*) / 年齢と共に；この肉体；どうなっていくか；意を向ける方向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2" office:value-type="string">
            <text:p>2020-08-02_11-45-27_000.mp4</text:p>
          </table:table-cell>
          <table:table-cell table:style-name="ce20" office:value-type="string">
            <text:p>:VIDEO / @ペガスス、川への降り口 / 記録 / 川の流れ；様子</text:p>
          </table:table-cell>
          <table:table-cell table:style-name="ce14"/>
          <table:table-cell table:style-name="ce2"/>
          <table:table-cell table:style-name="ce2"/>
          <table:table-cell table:style-name="ce33" table:formula="of:=IF([.E23]=&quot;&quot;;[.C23];CONCATENATE([.C23];&quot; / &quot;;[.E23]))" office:value-type="string" office:string-value=":VIDEO / @ペガスス、川への降り口 / 記録 / 川の流れ；様子">
            <text:p>:VIDEO / @ペガスス、川への降り口 / 記録 / 川の流れ；様子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8-02_11-54-45_000.mp4</text:p>
          </table:table-cell>
          <table:table-cell table:style-name="ce20" office:value-type="string">
            <text:p>:VIDEO / @ペガスス、川；向こう岸 / 記録 / 川原の様子；轢が覆っている</text:p>
          </table:table-cell>
          <table:table-cell table:style-name="ce2"/>
          <table:table-cell table:style-name="ce2"/>
          <table:table-cell table:style-name="ce2"/>
          <table:table-cell table:style-name="ce33" table:formula="of:=IF([.E24]=&quot;&quot;;[.C24];CONCATENATE([.C24];&quot; / &quot;;[.E24]))" office:value-type="string" office:string-value=":VIDEO / @ペガスス、川；向こう岸 / 記録 / 川原の様子；轢が覆っている">
            <text:p>:VIDEO / @ペガスス、川；向こう岸 / 記録 / 川原の様子；轢が覆っている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8-03_11-03-04_000.mp4</text:p>
          </table:table-cell>
          <table:table-cell table:style-name="ce6" office:value-type="string">
            <text:p>:VIDEO / @自宅 / 体操 / ダンス、dance-original / d-2020-0803-1 / id=5a</text:p>
          </table:table-cell>
          <table:table-cell table:style-name="ce2"/>
          <table:table-cell table:style-name="ce2"/>
          <table:table-cell table:style-name="ce2"/>
          <table:table-cell table:style-name="ce33" table:formula="of:=IF([.E25]=&quot;&quot;;[.C25];CONCATENATE([.C25];&quot; / &quot;;[.E25]))" office:value-type="string" office:string-value=":VIDEO / @自宅 / 体操 / ダンス、dance-original / d-2020-0803-1 / id=5a">
            <text:p>:VIDEO / @自宅 / 体操 / ダンス、dance-original / d-2020-0803-1 / id=5a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2"/>
          <table:table-cell table:style-name="ce20"/>
          <table:table-cell table:style-name="ce16"/>
          <table:table-cell table:style-name="ce2"/>
          <table:table-cell table:style-name="ce2"/>
          <table:table-cell table:style-name="ce33" table:formula="of:=IF([.E26]=&quot;&quot;;[.C26];CONCATENATE([.C26];&quot; / &quot;;[.E2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7"/>
          <table:table-cell table:style-name="ce2"/>
          <table:table-cell table:style-name="ce2"/>
          <table:table-cell table:style-name="ce33" table:formula="of:=IF([.E27]=&quot;&quot;;[.C27];CONCATENATE([.C27];&quot; / &quot;;[.E2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6"/>
          <table:table-cell table:style-name="ce2"/>
          <table:table-cell table:style-name="ce2"/>
          <table:table-cell table:style-name="ce33" table:formula="of:=IF([.E28]=&quot;&quot;;[.C28];CONCATENATE([.C28];&quot; / &quot;;[.E2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6"/>
          <table:table-cell table:style-name="ce2"/>
          <table:table-cell table:style-name="ce2"/>
          <table:table-cell table:style-name="ce33" table:formula="of:=IF([.E29]=&quot;&quot;;[.C29];CONCATENATE([.C29];&quot; / &quot;;[.E2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5"/>
          <table:table-cell table:style-name="ce2"/>
          <table:table-cell table:style-name="ce2"/>
          <table:table-cell table:style-name="ce33" table:formula="of:=IF([.E30]=&quot;&quot;;[.C30];CONCATENATE([.C30];&quot; / &quot;;[.E3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6"/>
          <table:table-cell table:style-name="ce2"/>
          <table:table-cell table:style-name="ce2"/>
          <table:table-cell table:style-name="ce33" table:formula="of:=IF([.E31]=&quot;&quot;;[.C31];CONCATENATE([.C31];&quot; / &quot;;[.E3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7"/>
          <table:table-cell table:style-name="ce2"/>
          <table:table-cell table:style-name="ce2"/>
          <table:table-cell table:style-name="ce33" table:formula="of:=IF([.E32]=&quot;&quot;;[.C32];CONCATENATE([.C32];&quot; / &quot;;[.E3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33]=&quot;&quot;;[.C33];CONCATENATE([.C33];&quot; / &quot;;[.E3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34]=&quot;&quot;;[.C34];CONCATENATE([.C34];&quot; / &quot;;[.E3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35]=&quot;&quot;;[.C35];CONCATENATE([.C35];&quot; / &quot;;[.E3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36]=&quot;&quot;;[.C36];CONCATENATE([.C36];&quot; / &quot;;[.E3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37]=&quot;&quot;;[.C37];CONCATENATE([.C37];&quot; / &quot;;[.E3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4"/>
          <table:table-cell table:style-name="ce2"/>
          <table:table-cell table:style-name="ce2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4"/>
          <table:table-cell table:style-name="ce2"/>
          <table:table-cell table:style-name="ce2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4"/>
          <table:table-cell table:style-name="ce2"/>
          <table:table-cell table:style-name="ce2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3"/>
          <table:table-cell table:style-name="ce2"/>
          <table:table-cell table:style-name="ce2"/>
          <table:table-cell table:style-name="ce2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3"/>
          <table:table-cell table:style-name="ce2"/>
          <table:table-cell table:style-name="ce2"/>
          <table:table-cell table:style-name="ce2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3"/>
          <table:table-cell table:style-name="ce2"/>
          <table:table-cell table:style-name="ce2"/>
          <table:table-cell table:style-name="ce2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4"/>
          <table:table-cell table:style-name="ce2"/>
          <table:table-cell table:style-name="ce2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4"/>
          <table:table-cell table:style-name="ce2"/>
          <table:table-cell table:style-name="ce2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4"/>
          <table:table-cell table:style-name="ce2"/>
          <table:table-cell table:style-name="ce2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4"/>
          <table:table-cell table:style-name="ce2"/>
          <table:table-cell table:style-name="ce2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4"/>
          <table:table-cell table:style-name="ce2"/>
          <table:table-cell table:style-name="ce2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4"/>
          <table:table-cell table:style-name="ce2"/>
          <table:table-cell table:style-name="ce2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8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2"/>
          <table:table-cell table:style-name="ce18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2"/>
          <table:table-cell table:style-name="ce24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24">
            <text:p>24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3001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300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8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ダンス、dance-original / d-2020-08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80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do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2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5473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3">2020/08/03</text:date>, <text:time>12:16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8-03T12:16:50.03</dc:date>
    <dc:creator>iwabuchi ken</dc:creator>
    <meta:editing-duration>P23DT14H25M33S</meta:editing-duration>
    <meta:editing-cycles>9120</meta:editing-cycles>
    <meta:document-statistic meta:table-count="1" meta:cell-count="480" meta:object-count="0"/>
  </office:meta>
</office:document-meta>
</file>